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P12" style:family="paragraph" style:parent-style-name="Standard">
      <style:paragraph-properties fo:break-before="auto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Standard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P70" style:family="paragraph" style:parent-style-name="Standard">
      <style:paragraph-properties fo:break-before="auto" style:writing-mode="lr-tb"/>
    </style:style>
    <style:style style:name="P71" style:family="paragraph" style:parent-style-name="Standard">
      <style:paragraph-properties fo:break-before="auto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P93" style:family="paragraph" style:parent-style-name="Standard">
      <style:paragraph-properties fo:break-before="auto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P94" style:family="paragraph" style:parent-style-name="Standard">
      <style:paragraph-properties fo:break-before="auto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P95" style:family="paragraph" style:parent-style-name="Standard">
      <style:paragraph-properties fo:break-before="auto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break-before="auto" fo:margin-top="0cm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Standard">
      <style:paragraph-properties fo:break-before="auto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P98" style:family="paragraph" style:parent-style-name="Standard">
      <style:paragraph-properties fo:break-before="auto" fo:margin-top="0cm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P100" style:family="paragraph" style:parent-style-name="Standard">
      <style:paragraph-properties fo:break-before="auto" fo:margin-top="0cm" style:writing-mode="lr-tb"/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P103" style:family="paragraph" style:parent-style-name="Standard">
      <style:paragraph-properties fo:break-before="auto" fo:margin-top="0cm" style:writing-mode="lr-tb"/>
    </style:style>
    <style:style style:name="T103_1" style:family="text"/>
    <style:style style:name="T103_2" style:family="text"/>
    <style:style style:name="P104" style:family="paragraph" style:parent-style-name="Standard">
      <style:paragraph-properties fo:break-before="auto" fo:margin-top="0cm" style:writing-mode="lr-tb"/>
    </style:style>
    <style:style style:name="T104_1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P109" style:family="paragraph" style:parent-style-name="Standard">
      <style:paragraph-properties fo:break-before="auto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P110" style:family="paragraph" style:parent-style-name="Standard">
      <style:paragraph-properties fo:break-before="auto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P111" style:family="paragraph" style:parent-style-name="Standard">
      <style:paragraph-properties fo:break-before="auto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break-before="auto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P114" style:family="paragraph" style:parent-style-name="Standard">
      <style:paragraph-properties fo:break-before="auto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P115" style:family="paragraph" style:parent-style-name="Standard">
      <style:paragraph-properties fo:break-before="auto" fo:margin-top="0cm" fo:margin-bottom="0cm" style:writing-mode="lr-tb"/>
    </style:style>
    <style:style style:name="T115_1" style:family="text"/>
    <style:style style:name="T115_2" style:family="text"/>
    <style:style style:name="T115_3" style:family="text"/>
  </office:automatic-styles>
  <office:body>
    <office:text>
      <text:p text:style-name="P1"><text:span text:style-name="T1_1">Game</text:span><text:span text:style-name="T1_2"><text:s/></text:span><text:span text:style-name="T1_3">Experience</text:span><text:span text:style-name="T1_4"><text:s/></text:span><text:span text:style-name="T1_5">Brainstorming</text:span><text:span text:style-name="T1_6"><text:s/></text:span></text:p>
      <text:p text:style-name="P2"/>
      <text:list text:style-name="LS1" xml:id="list0">
        <text:list-item>
          <text:p text:style-name="P3"><text:span text:style-name="T3_1">Game</text:span><text:span text:style-name="T3_2"><text:s/></text:span><text:span text:style-name="T3_3">World</text:span><text:span text:style-name="T3_4"><text:s/></text:span><text:span text:style-name="T3_5">with</text:span><text:span text:style-name="T3_6"><text:s/></text:span><text:span text:style-name="T3_7">all</text:span><text:span text:style-name="T3_8"><text:s/></text:span><text:span text:style-name="T3_9">tropes</text:span></text:p>
        </text:list-item>
        <text:list-item>
          <text:p text:style-name="P4"><text:span text:style-name="T4_1">FOSS</text:span><text:span text:style-name="T4_2"><text:s/></text:span><text:span text:style-name="T4_3">Contributor</text:span><text:span text:style-name="T4_4"><text:s/></text:span><text:span text:style-name="T4_5">Focus</text:span><text:span text:style-name="T4_6"><text:s/></text:span><text:span text:style-name="T4_7">for</text:span><text:span text:style-name="T4_8"><text:s/></text:span><text:span text:style-name="T4_9">FOSS</text:span><text:span text:style-name="T4_10"><text:s/></text:span><text:span text:style-name="T4_11">Contributions</text:span><text:span text:style-name="T4_12">,<text:s/></text:span><text:span text:style-name="T4_13">not</text:span><text:span text:style-name="T4_14"><text:s/></text:span><text:span text:style-name="T4_15">closed</text:span><text:span text:style-name="T4_16"><text:s/></text:span><text:span text:style-name="T4_17">Source</text:span></text:p>
        </text:list-item>
        <text:list-item>
          <text:p text:style-name="P5"><text:span text:style-name="T5_1">Auto</text:span><text:span text:style-name="T5_2">-</text:span><text:span text:style-name="T5_3">generated</text:span><text:span text:style-name="T5_4"><text:s/></text:span><text:span text:style-name="T5_5">Character</text:span><text:span text:style-name="T5_6"><text:s/></text:span><text:span text:style-name="T5_7">Sheet</text:span><text:span text:style-name="T5_8"><text:s/>(</text:span><text:span text:style-name="T5_9">Lvl</text:span><text:span text:style-name="T5_10"><text:s/>1<text:s/></text:span><text:span text:style-name="T5_11">Python</text:span><text:span text:style-name="T5_12"><text:s/></text:span><text:span text:style-name="T5_13">Ninja</text:span><text:span text:style-name="T5_14">,<text:s/></text:span><text:span text:style-name="T5_15">Lvl</text:span><text:span text:style-name="T5_16"><text:s/>20<text:s/></text:span><text:span text:style-name="T5_17">Ruby</text:span><text:span text:style-name="T5_18"><text:s/></text:span><text:span text:style-name="T5_19">Monk</text:span><text:span text:style-name="T5_20">,<text:s/></text:span><text:span text:style-name="T5_21">etc</text:span><text:span text:style-name="T5_22">.)</text:span></text:p>
        </text:list-item>
        <text:list-item>
          <text:p text:style-name="P6"><text:span text:style-name="T6_1">Drop</text:span><text:span text:style-name="T6_2"><text:s/></text:span><text:span text:style-name="T6_3">In</text:span><text:span text:style-name="T6_4">/</text:span><text:span text:style-name="T6_5">Drop</text:span><text:span text:style-name="T6_6"><text:s/></text:span><text:span text:style-name="T6_7">Out</text:span><text:span text:style-name="T6_8"><text:s/></text:span><text:span text:style-name="T6_9">Gameplay</text:span><text:span text:style-name="T6_10"><text:s/>(</text:span><text:span text:style-name="T6_11">i</text:span><text:span text:style-name="T6_12">.</text:span><text:span text:style-name="T6_13">e</text:span><text:span text:style-name="T6_14">.<text:s/></text:span><text:span text:style-name="T6_15">Not</text:span><text:span text:style-name="T6_16"><text:s/></text:span><text:span text:style-name="T6_17">penalized</text:span><text:span text:style-name="T6_18"><text:s/></text:span><text:span text:style-name="T6_19">for</text:span><text:span text:style-name="T6_20"><text:s/>“</text:span><text:span text:style-name="T6_21">soloing</text:span><text:span text:style-name="T6_22">”)</text:span></text:p>
        </text:list-item>
        <text:list-item>
          <text:p text:style-name="P7"><text:span text:style-name="T7_1">Mini</text:span><text:span text:style-name="T7_2">-</text:span><text:span text:style-name="T7_3">Dev</text:span><text:span text:style-name="T7_4"><text:s/></text:span><text:span text:style-name="T7_5">Exercises</text:span><text:span text:style-name="T7_6"><text:s/>(</text:span><text:span text:style-name="T7_7">Ruby</text:span><text:span text:style-name="T7_8"><text:s/></text:span><text:span text:style-name="T7_9">Monk</text:span><text:span text:style-name="T7_10"><text:s/></text:span><text:span text:style-name="T7_11">in</text:span><text:span text:style-name="T7_12"><text:s/></text:span><text:span text:style-name="T7_13">IFrame</text:span><text:span text:style-name="T7_14"><text:s/></text:span><text:span text:style-name="T7_15">in</text:span><text:span text:style-name="T7_16"><text:s/></text:span><text:span text:style-name="T7_17">game</text:span><text:span text:style-name="T7_18">)</text:span></text:p>
        </text:list-item>
        <text:list-item>
          <text:p text:style-name="P8"><text:span text:style-name="T8_1">Hi</text:span><text:span text:style-name="T8_2">-</text:span><text:span text:style-name="T8_3">Score</text:span><text:span text:style-name="T8_4"><text:s/></text:span><text:span text:style-name="T8_5">List</text:span><text:span text:style-name="T8_6">/</text:span><text:span text:style-name="T8_7">Leaderboards</text:span></text:p>
        </text:list-item>
        <text:list-item>
          <text:p text:style-name="P9"><text:span text:style-name="T9_1">Tron</text:span><text:span text:style-name="T9_2"><text:s/>-</text:span><text:span text:style-name="T9_3">Look</text:span><text:span text:style-name="T9_4"><text:s/>(3</text:span><text:span text:style-name="T9_5">D</text:span><text:span text:style-name="T9_6"><text:s/></text:span><text:span text:style-name="T9_7">File</text:span><text:span text:style-name="T9_8"><text:s/></text:span><text:span text:style-name="T9_9">Browser</text:span><text:span text:style-name="T9_10"><text:s/></text:span><text:span text:style-name="T9_11">Land</text:span><text:span text:style-name="T9_12">)</text:span></text:p>
        </text:list-item>
        <text:list-item>
          <text:p text:style-name="P10"><text:span text:style-name="T10_1">Simulations</text:span><text:span text:style-name="T10_2"><text:s/></text:span><text:span text:style-name="T10_3">of</text:span><text:span text:style-name="T10_4"><text:s/></text:span><text:span text:style-name="T10_5">code</text:span><text:span text:style-name="T10_6"><text:s/></text:span><text:span text:style-name="T10_7">in</text:span><text:span text:style-name="T10_8"><text:s/></text:span><text:span text:style-name="T10_9">game</text:span></text:p>
        </text:list-item>
        <text:list-item>
          <text:p text:style-name="P11"><text:span text:style-name="T11_1">When</text:span><text:span text:style-name="T11_2"><text:s/></text:span><text:span text:style-name="T11_3">a</text:span><text:span text:style-name="T11_4"><text:s/></text:span><text:span text:style-name="T11_5">player</text:span><text:span text:style-name="T11_6"><text:s/></text:span><text:span text:style-name="T11_7">gets</text:span><text:span text:style-name="T11_8"><text:s/></text:span><text:span text:style-name="T11_9">superhero</text:span><text:span text:style-name="T11_10">,<text:s/></text:span><text:span text:style-name="T11_11">everyone</text:span><text:span text:style-name="T11_12"><text:s/></text:span><text:span text:style-name="T11_13">on</text:span><text:span text:style-name="T11_14"><text:s/></text:span><text:span text:style-name="T11_15">the</text:span><text:span text:style-name="T11_16"><text:s/></text:span><text:span text:style-name="T11_17">the</text:span><text:span text:style-name="T11_18"><text:s/></text:span><text:span text:style-name="T11_19">Server</text:span><text:span text:style-name="T11_20"><text:s/></text:span><text:span text:style-name="T11_21">gets</text:span><text:span text:style-name="T11_22"><text:s/></text:span><text:span text:style-name="T11_23">double</text:span><text:span text:style-name="T11_24"><text:s/></text:span><text:span text:style-name="T11_25">XP</text:span><text:span text:style-name="T11_26"><text:s/></text:span><text:span text:style-name="T11_27">points</text:span><text:span text:style-name="T11_28"><text:s/>-<text:s/></text:span><text:span text:style-name="T11_29">idea</text:span></text:p>
          <text:list>
            <text:list-item>
              <text:p text:style-name="P12"><text:span text:style-name="T12_1">When</text:span><text:span text:style-name="T12_2"><text:s/></text:span><text:span text:style-name="T12_3">a</text:span><text:span text:style-name="T12_4"><text:s/></text:span><text:span text:style-name="T12_5">player</text:span><text:span text:style-name="T12_6"><text:s/></text:span><text:span text:style-name="T12_7">hacks</text:span><text:span text:style-name="T12_8"><text:s/></text:span><text:span text:style-name="T12_9">on</text:span><text:span text:style-name="T12_10"><text:s/></text:span><text:span text:style-name="T12_11">a</text:span><text:span text:style-name="T12_12"><text:s/></text:span><text:span text:style-name="T12_13">certain</text:span><text:span text:style-name="T12_14"><text:s/></text:span><text:span text:style-name="T12_15">codebase</text:span><text:span text:style-name="T12_16"><text:s/>(</text:span><text:span text:style-name="T12_17">during</text:span><text:span text:style-name="T12_18"><text:s/></text:span><text:span text:style-name="T12_19">a</text:span><text:span text:style-name="T12_20"><text:s/></text:span><text:span text:style-name="T12_21">certain</text:span><text:span text:style-name="T12_22"><text:s/></text:span><text:span text:style-name="T12_23">period</text:span><text:span text:style-name="T12_24"><text:s/></text:span><text:span text:style-name="T12_25">of</text:span><text:span text:style-name="T12_26"><text:s/></text:span><text:span text:style-name="T12_27">time</text:span><text:span text:style-name="T12_28">,<text:s/></text:span><text:span text:style-name="T12_29">like</text:span><text:span text:style-name="T12_30"><text:s/></text:span><text:span text:style-name="T12_31">a</text:span><text:span text:style-name="T12_32"><text:s/></text:span><text:span text:style-name="T12_33">hackathon</text:span><text:span text:style-name="T12_34">)<text:s/></text:span><text:span text:style-name="T12_35">player</text:span><text:span text:style-name="T12_36"><text:s/></text:span><text:span text:style-name="T12_37">gets</text:span><text:span text:style-name="T12_38"><text:s/></text:span><text:span text:style-name="T12_39">double</text:span><text:span text:style-name="T12_40"><text:s/></text:span><text:span text:style-name="T12_41">XP</text:span><text:span text:style-name="T12_42">,<text:s/></text:span><text:span text:style-name="T12_43">better</text:span><text:span text:style-name="T12_44"><text:s/></text:span><text:span text:style-name="T12_45">drops</text:span><text:span text:style-name="T12_46">,<text:s/></text:span><text:span text:style-name="T12_47">etc</text:span><text:span text:style-name="T12_48">...</text:span></text:p>
            </text:list-item>
          </text:list>
        </text:list-item>
      </text:list>
      <text:p text:style-name="P13"/>
      <text:p text:style-name="P14"/>
      <text:p text:style-name="P15"><text:span text:style-name="T15_1">Technologies</text:span><text:span text:style-name="T15_2"><text:s/></text:span><text:span text:style-name="T15_3">in</text:span><text:span text:style-name="T15_4"><text:s/></text:span><text:span text:style-name="T15_5">Final</text:span><text:span text:style-name="T15_6"><text:s/></text:span><text:span text:style-name="T15_7">Fantasy</text:span></text:p>
      <text:list text:style-name="LS2" xml:id="list10">
        <text:list-item>
          <text:p text:style-name="P16"><text:span text:style-name="T16_1">GitHub</text:span><text:span text:style-name="T16_2"><text:s/></text:span></text:p>
          <text:list>
            <text:list-item>
              <text:p text:style-name="P17"><text:span text:style-name="T17_1">Jobs</text:span><text:span text:style-name="T17_2"><text:s/></text:span><text:span text:style-name="T17_3">upstreams</text:span></text:p>
              <text:list>
                <text:list-item>
                  <text:p text:style-name="P18"><text:span text:style-name="T18_1">Once</text:span><text:span text:style-name="T18_2"><text:s/></text:span><text:span text:style-name="T18_3">you</text:span><text:span text:style-name="T18_4"><text:s/></text:span><text:span text:style-name="T18_5">hit</text:span><text:span text:style-name="T18_6"><text:s/></text:span><text:span text:style-name="T18_7">GitHub</text:span><text:span text:style-name="T18_8"><text:s/></text:span><text:span text:style-name="T18_9">milestones</text:span><text:span text:style-name="T18_10"><text:s/></text:span><text:span text:style-name="T18_11">you</text:span><text:span text:style-name="T18_12"><text:s/></text:span><text:span text:style-name="T18_13">can</text:span><text:span text:style-name="T18_14"><text:s/></text:span><text:span text:style-name="T18_15">unlock</text:span><text:span text:style-name="T18_16"><text:s/></text:span><text:span text:style-name="T18_17">certain</text:span><text:span text:style-name="T18_18"><text:s/></text:span><text:span text:style-name="T18_19">jobs</text:span><text:span text:style-name="T18_20"><text:s/></text:span><text:span text:style-name="T18_21">in</text:span><text:span text:style-name="T18_22"><text:s/></text:span><text:span text:style-name="T18_23">game</text:span></text:p>
                </text:list-item>
                <text:list-item>
                  <text:p text:style-name="P19"><text:span text:style-name="T19_1">Once</text:span><text:span text:style-name="T19_2"><text:s/></text:span><text:span text:style-name="T19_3">fully</text:span><text:span text:style-name="T19_4"><text:s/></text:span><text:span text:style-name="T19_5">unlocked</text:span><text:span text:style-name="T19_6">,<text:s/></text:span><text:span text:style-name="T19_7">job</text:span><text:span text:style-name="T19_8"><text:s/></text:span><text:span text:style-name="T19_9">a</text:span><text:span text:style-name="T19_10"><text:s/></text:span><text:span text:style-name="T19_11">special</text:span><text:span text:style-name="T19_12"><text:s/></text:span><text:span text:style-name="T19_13">ability</text:span><text:span text:style-name="T19_14"><text:s/></text:span><text:span text:style-name="T19_15">is</text:span><text:span text:style-name="T19_16"><text:s/></text:span><text:span text:style-name="T19_17">used</text:span><text:span text:style-name="T19_18"><text:s/></text:span><text:span text:style-name="T19_19">in</text:span><text:span text:style-name="T19_20"><text:s/></text:span><text:span text:style-name="T19_21">another</text:span><text:span text:style-name="T19_22"><text:s/></text:span><text:span text:style-name="T19_23">job</text:span></text:p>
                </text:list-item>
              </text:list>
            </text:list-item>
            <text:list-item>
              <text:p text:style-name="P20"><text:span text:style-name="T20_1">Potions</text:span></text:p>
              <text:list>
                <text:list-item>
                  <text:p text:style-name="P21"><text:span text:style-name="T21_1">Someone</text:span><text:span text:style-name="T21_2"><text:s/></text:span><text:span text:style-name="T21_3">makes</text:span><text:span text:style-name="T21_4"><text:s/></text:span><text:span text:style-name="T21_5">a</text:span><text:span text:style-name="T21_6"><text:s/></text:span><text:span text:style-name="T21_7">pull</text:span><text:span text:style-name="T21_8"><text:s/></text:span><text:span text:style-name="T21_9">request</text:span></text:p>
                  <text:list>
                    <text:list-item>
                      <text:p text:style-name="P22"><text:span text:style-name="T22_1">Pull</text:span><text:span text:style-name="T22_2"><text:s/></text:span><text:span text:style-name="T22_3">Request</text:span><text:span text:style-name="T22_4"><text:s/></text:span><text:span text:style-name="T22_5">out</text:span><text:span text:style-name="T22_6"><text:s/></text:span><text:span text:style-name="T22_7">game</text:span><text:span text:style-name="T22_8"><text:s/>=<text:s/></text:span><text:span text:style-name="T22_9">potion</text:span><text:span text:style-name="T22_10"><text:s/></text:span><text:span text:style-name="T22_11">to</text:span><text:span text:style-name="T22_12"><text:s/></text:span><text:span text:style-name="T22_13">player</text:span><text:span text:style-name="T22_14"><text:s/></text:span><text:span text:style-name="T22_15">in</text:span><text:span text:style-name="T22_16"><text:s/></text:span><text:span text:style-name="T22_17">game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23_1">Numbers</text:span><text:span text:style-name="T23_2"><text:s/></text:span><text:span text:style-name="T23_3">of</text:span><text:span text:style-name="T23_4"><text:s/></text:span><text:span text:style-name="T23_5">lines</text:span><text:span text:style-name="T23_6"><text:s/></text:span><text:span text:style-name="T23_7">in</text:span><text:span text:style-name="T23_8"><text:s/></text:span><text:span text:style-name="T23_9">commit</text:span></text:p>
              <text:list>
                <text:list-item>
                  <text:p text:style-name="P24"><text:span text:style-name="T24_1">Random</text:span><text:span text:style-name="T24_2"><text:s/></text:span><text:span text:style-name="T24_3">generation</text:span><text:span text:style-name="T24_4"><text:s/></text:span><text:span text:style-name="T24_5">of</text:span><text:span text:style-name="T24_6"><text:s/></text:span><text:span text:style-name="T24_7">ingredients</text:span></text:p>
                </text:list-item>
                <text:list-item>
                  <text:p text:style-name="P25"><text:span text:style-name="T25_1">Economy</text:span><text:span text:style-name="T25_2"><text:s/></text:span><text:span text:style-name="T25_3">is</text:span><text:span text:style-name="T25_4"><text:s/></text:span><text:span text:style-name="T25_5">based</text:span><text:span text:style-name="T25_6"><text:s/></text:span><text:span text:style-name="T25_7">off</text:span><text:span text:style-name="T25_8"><text:s/></text:span><text:span text:style-name="T25_9">of</text:span><text:span text:style-name="T25_10"><text:s/></text:span><text:span text:style-name="T25_11">making</text:span><text:span text:style-name="T25_12"><text:s/></text:span><text:span text:style-name="T25_13">contributions</text:span></text:p>
                  <text:list>
                    <text:list-item>
                      <text:p text:style-name="P26"><text:span text:style-name="T26_1">Players</text:span><text:span text:style-name="T26_2"><text:s/></text:span><text:span text:style-name="T26_3">could</text:span><text:span text:style-name="T26_4"><text:s/></text:span><text:span text:style-name="T26_5">trade</text:span><text:span text:style-name="T26_6"><text:s/></text:span><text:span text:style-name="T26_7">resources</text:span></text:p>
                    </text:list-item>
                  </text:list>
                </text:list-item>
                <text:list-item>
                  <text:p text:style-name="P27"><text:span text:style-name="T27_1">KLOCs</text:span><text:span text:style-name="T27_2"><text:s/></text:span></text:p>
                </text:list-item>
              </text:list>
            </text:list-item>
            <text:list-item>
              <text:p text:style-name="P28"><text:span text:style-name="T28_1">Working</text:span><text:span text:style-name="T28_2"><text:s/></text:span><text:span text:style-name="T28_3">with</text:span><text:span text:style-name="T28_4"><text:s/></text:span><text:span text:style-name="T28_5">partners</text:span></text:p>
              <text:list>
                <text:list-item>
                  <text:p text:style-name="P29"><text:span text:style-name="T29_1">Bonuses</text:span><text:span text:style-name="T29_2"><text:s/></text:span><text:span text:style-name="T29_3">for</text:span><text:span text:style-name="T29_4"><text:s/></text:span><text:span text:style-name="T29_5">working</text:span><text:span text:style-name="T29_6"><text:s/></text:span><text:span text:style-name="T29_7">for</text:span><text:span text:style-name="T29_8"><text:s/></text:span><text:span text:style-name="T29_9">a</text:span><text:span text:style-name="T29_10"><text:s/></text:span><text:span text:style-name="T29_11">long</text:span><text:span text:style-name="T29_12"><text:s/></text:span><text:span text:style-name="T29_13">time</text:span><text:span text:style-name="T29_14"><text:s/></text:span><text:span text:style-name="T29_15">with</text:span><text:span text:style-name="T29_16"><text:s/></text:span><text:span text:style-name="T29_17">one</text:span><text:span text:style-name="T29_18"><text:s/></text:span><text:span text:style-name="T29_19">partner</text:span></text:p>
                </text:list-item>
                <text:list-item>
                  <text:p text:style-name="P30"><text:span text:style-name="T30_1">Bonuses</text:span><text:span text:style-name="T30_2"><text:s/></text:span><text:span text:style-name="T30_3">for</text:span><text:span text:style-name="T30_4"><text:s/></text:span><text:span text:style-name="T30_5">working</text:span><text:span text:style-name="T30_6"><text:s/></text:span><text:span text:style-name="T30_7">with</text:span><text:span text:style-name="T30_8"><text:s/></text:span><text:span text:style-name="T30_9">new</text:span><text:span text:style-name="T30_10"><text:s/></text:span><text:span text:style-name="T30_11">partners</text:span></text:p>
                </text:list-item>
                <text:list-item>
                  <text:p text:style-name="P31"><text:span text:style-name="T31_1">Level</text:span><text:span text:style-name="T31_2"><text:s/></text:span><text:span text:style-name="T31_3">gaps</text:span></text:p>
                  <text:list>
                    <text:list-item>
                      <text:p text:style-name="P32"><text:span text:style-name="T32_1">Discourage</text:span><text:span text:style-name="T32_2"><text:s/></text:span><text:span text:style-name="T32_3">powerful</text:span><text:span text:style-name="T32_4"><text:s/></text:span><text:span text:style-name="T32_5">people</text:span><text:span text:style-name="T32_6"><text:s/></text:span><text:span text:style-name="T32_7">from</text:span><text:span text:style-name="T32_8"><text:s/></text:span><text:span text:style-name="T32_9">low</text:span><text:span text:style-name="T32_10"><text:s/></text:span><text:span text:style-name="T32_11">level</text:span><text:span text:style-name="T32_12"><text:s/></text:span><text:span text:style-name="T32_13">people</text:span></text:p>
                    </text:list-item>
                    <text:list-item>
                      <text:p text:style-name="P33"><text:span text:style-name="T33_1">In</text:span><text:span text:style-name="T33_2"><text:s/></text:span><text:span text:style-name="T33_3">FOSS</text:span><text:span text:style-name="T33_4"><text:s/></text:span><text:span text:style-name="T33_5">land</text:span><text:span text:style-name="T33_6">,<text:s/></text:span><text:span text:style-name="T33_7">we</text:span><text:span text:style-name="T33_8"><text:s/></text:span><text:span text:style-name="T33_9">want</text:span><text:span text:style-name="T33_10"><text:s/></text:span><text:span text:style-name="T33_11">high</text:span><text:span text:style-name="T33_12"><text:s/></text:span><text:span text:style-name="T33_13">power</text:span><text:span text:style-name="T33_14"><text:s/></text:span><text:span text:style-name="T33_15">people</text:span><text:span text:style-name="T33_16"><text:s/></text:span><text:span text:style-name="T33_17">to</text:span><text:span text:style-name="T33_18"><text:s/></text:span><text:span text:style-name="T33_19">work</text:span><text:span text:style-name="T33_20"><text:s/></text:span><text:span text:style-name="T33_21">with</text:span><text:span text:style-name="T33_22"><text:s/></text:span><text:span text:style-name="T33_23">low</text:span><text:span text:style-name="T33_24"><text:s/></text:span><text:span text:style-name="T33_25">level</text:span><text:span text:style-name="T33_26"><text:s/></text:span><text:span text:style-name="T33_27">people</text:span></text:p>
                      <text:list>
                        <text:list-item>
                          <text:p text:style-name="P34"><text:span text:style-name="T34_1">Low</text:span><text:span text:style-name="T34_2"><text:s/></text:span><text:span text:style-name="T34_3">level</text:span><text:span text:style-name="T34_4"><text:s/></text:span><text:span text:style-name="T34_5">characters</text:span><text:span text:style-name="T34_6"><text:s/></text:span><text:span text:style-name="T34_7">could</text:span><text:span text:style-name="T34_8"><text:s/></text:span><text:span text:style-name="T34_9">get</text:span><text:span text:style-name="T34_10"><text:s/></text:span><text:span text:style-name="T34_11">together</text:span><text:span text:style-name="T34_12"><text:s/></text:span><text:span text:style-name="T34_13">with</text:span><text:span text:style-name="T34_14"><text:s/></text:span><text:span text:style-name="T34_15">High</text:span><text:span text:style-name="T34_16"><text:s/></text:span><text:span text:style-name="T34_17">Level</text:span><text:span text:style-name="T34_18"><text:s/></text:span><text:span text:style-name="T34_19">characters</text:span><text:span text:style-name="T34_20"><text:s/></text:span><text:span text:style-name="T34_21">looping</text:span><text:span text:style-name="T34_22"><text:s/></text:span><text:span text:style-name="T34_23">through</text:span><text:span text:style-name="T34_24"><text:s/></text:span><text:span text:style-name="T34_25">the</text:span><text:span text:style-name="T34_26"><text:s/></text:span><text:span text:style-name="T34_27">game</text:span><text:span text:style-name="T34_28"><text:s/></text:span><text:span text:style-name="T34_29">for</text:span><text:span text:style-name="T34_30"><text:s/></text:span><text:span text:style-name="T34_31">a</text:span><text:span text:style-name="T34_32"><text:s/></text:span><text:span text:style-name="T34_33">second</text:span><text:span text:style-name="T34_34"><text:s/></text:span><text:span text:style-name="T34_35">tim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span text:style-name="T35_1">Ohloh</text:span><text:span text:style-name="T35_2"><text:s/></text:span></text:p>
          <text:list>
            <text:list-item>
              <text:p text:style-name="P36"><text:span text:style-name="T36_1">Metric</text:span><text:span text:style-name="T36_2"><text:s/></text:span><text:span text:style-name="T36_3">System</text:span><text:span text:style-name="T36_4"><text:s/></text:span></text:p>
              <text:list>
                <text:list-item>
                  <text:p text:style-name="P37"><text:span text:style-name="T37_1">Character</text:span><text:span text:style-name="T37_2"><text:s/></text:span><text:span text:style-name="T37_3">sheet</text:span><text:span text:style-name="T37_4"><text:s/></text:span><text:span text:style-name="T37_5">for</text:span><text:span text:style-name="T37_6"><text:s/></text:span><text:span text:style-name="T37_7">sidequest</text:span></text:p>
                </text:list-item>
              </text:list>
            </text:list-item>
            <text:list-item>
              <text:p text:style-name="P38"><text:span text:style-name="T38_1">Stacks</text:span><text:span text:style-name="T38_2"><text:s/>(</text:span><text:span text:style-name="T38_3">My</text:span><text:span text:style-name="T38_4"><text:s/></text:span><text:span text:style-name="T38_5">Stacks</text:span><text:span text:style-name="T38_6">)</text:span></text:p>
              <text:list>
                <text:list-item>
                  <text:p text:style-name="P39"><text:span text:style-name="T39_1">List</text:span><text:span text:style-name="T39_2"><text:s/></text:span><text:span text:style-name="T39_3">off</text:span><text:span text:style-name="T39_4"><text:s/></text:span><text:span text:style-name="T39_5">all</text:span><text:span text:style-name="T39_6"><text:s/></text:span><text:span text:style-name="T39_7">projects</text:span><text:span text:style-name="T39_8"><text:s/></text:span><text:span text:style-name="T39_9">that</text:span><text:span text:style-name="T39_10"><text:s/></text:span><text:span text:style-name="T39_11">you</text:span><text:span text:style-name="T39_12">’</text:span><text:span text:style-name="T39_13">ve</text:span><text:span text:style-name="T39_14"><text:s/></text:span><text:span text:style-name="T39_15">worked</text:span><text:span text:style-name="T39_16"><text:s/></text:span><text:span text:style-name="T39_17">on</text:span></text:p>
                </text:list-item>
              </text:list>
            </text:list-item>
          </text:list>
        </text:list-item>
        <text:list-item>
          <text:p text:style-name="P40"><text:span text:style-name="T40_1">Distro</text:span><text:span text:style-name="T40_2"><text:s/></text:span><text:span text:style-name="T40_3">Competition</text:span></text:p>
          <text:list>
            <text:list-item>
              <text:p text:style-name="P41"><text:span text:style-name="T41_1">FOSS</text:span><text:span text:style-name="T41_2"><text:s/></text:span><text:span text:style-name="T41_3">Reality</text:span></text:p>
              <text:list>
                <text:list-item>
                  <text:p text:style-name="P42"><text:span text:style-name="T42_1">5<text:s/></text:span><text:span text:style-name="T42_2">or</text:span><text:span text:style-name="T42_3"><text:s/>6<text:s/></text:span><text:span text:style-name="T42_4">Holy</text:span><text:span text:style-name="T42_5"><text:s/></text:span><text:span text:style-name="T42_6">Wars</text:span></text:p>
                  <text:list>
                    <text:list-item>
                      <text:p text:style-name="P43"><text:span text:style-name="T43_1">Vim</text:span><text:span text:style-name="T43_2"><text:s/></text:span><text:span text:style-name="T43_3">Vs</text:span><text:span text:style-name="T43_4">.<text:s/></text:span><text:span text:style-name="T43_5">Emacs</text:span></text:p>
                      <text:list>
                        <text:list-item>
                          <text:p text:style-name="P44"><text:span text:style-name="T44_1">Like</text:span><text:span text:style-name="T44_2"><text:s/></text:span><text:span text:style-name="T44_3">the</text:span><text:span text:style-name="T44_4"><text:s/></text:span><text:span text:style-name="T44_5">weapon</text:span><text:span text:style-name="T44_6"><text:s/>(</text:span><text:span text:style-name="T44_7">WPM</text:span><text:span text:style-name="T44_8"><text:s/>=<text:s/></text:span><text:span text:style-name="T44_9">Attack</text:span><text:span text:style-name="T44_10"><text:s/></text:span><text:span text:style-name="T44_11">Power</text:span><text:span text:style-name="T44_12">)</text:span></text:p>
                        </text:list-item>
                      </text:list>
                    </text:list-item>
                    <text:list-item>
                      <text:p text:style-name="P45"><text:span text:style-name="T45_1">risc</text:span><text:span text:style-name="T45_2"><text:s/></text:span><text:span text:style-name="T45_3">Vs</text:span><text:span text:style-name="T45_4"><text:s/></text:span><text:span text:style-name="T45_5">cisc</text:span><text:span text:style-name="T45_6"><text:s/>(</text:span><text:span text:style-name="T45_7">sp</text:span><text:span text:style-name="T45_8">)</text:span></text:p>
                    </text:list-item>
                    <text:list-item>
                      <text:p text:style-name="P46"><text:span text:style-name="T46_1">Distro</text:span><text:span text:style-name="T46_2"><text:s/></text:span><text:span text:style-name="T46_3">Vs</text:span><text:span text:style-name="T46_4"><text:s/></text:span><text:span text:style-name="T46_5">Distro</text:span></text:p>
                    </text:list-item>
                  </text:list>
                </text:list-item>
                <text:list-item>
                  <text:p text:style-name="P47"><text:span text:style-name="T47_1">Bonuses</text:span><text:span text:style-name="T47_2"><text:s/></text:span><text:span text:style-name="T47_3">for</text:span><text:span text:style-name="T47_4"><text:s/></text:span><text:span text:style-name="T47_5">having</text:span><text:span text:style-name="T47_6"><text:s/></text:span><text:span text:style-name="T47_7">commits</text:span><text:span text:style-name="T47_8"><text:s/></text:span><text:span text:style-name="T47_9">in</text:span><text:span text:style-name="T47_10"><text:s/></text:span><text:span text:style-name="T47_11">different</text:span><text:span text:style-name="T47_12"><text:s/></text:span><text:span text:style-name="T47_13">worlds</text:span></text:p>
                  <text:list>
                    <text:list-item>
                      <text:p text:style-name="P48"><text:span text:style-name="T48_1">More</text:span><text:span text:style-name="T48_2"><text:s/></text:span><text:span text:style-name="T48_3">bonuses</text:span><text:span text:style-name="T48_4"><text:s/></text:span><text:span text:style-name="T48_5">for</text:span><text:span text:style-name="T48_6"><text:s/></text:span><text:span text:style-name="T48_7">broader</text:span><text:span text:style-name="T48_8"><text:s/></text:span><text:span text:style-name="T48_9">the</text:span><text:span text:style-name="T48_10"><text:s/></text:span><text:span text:style-name="T48_11">skill</text:span><text:span text:style-name="T48_12"><text:s/></text:span><text:span text:style-name="T48_13">set</text:span></text:p>
                    </text:list-item>
                  </text:list>
                </text:list-item>
                <text:list-item>
                  <text:p text:style-name="P49"><text:span text:style-name="T49_1">Houses</text:span><text:span text:style-name="T49_2"><text:s/></text:span><text:span text:style-name="T49_3">like</text:span><text:span text:style-name="T49_4"><text:s/></text:span><text:span text:style-name="T49_5">in</text:span><text:span text:style-name="T49_6"><text:s/></text:span><text:span text:style-name="T49_7">Harry</text:span><text:span text:style-name="T49_8"><text:s/></text:span><text:span text:style-name="T49_9">Potter</text:span></text:p>
                  <text:list>
                    <text:list-item>
                      <text:p text:style-name="P50"><text:span text:style-name="T50_1">Fedora</text:span><text:span text:style-name="T50_2"><text:s/></text:span><text:span text:style-name="T50_3">House</text:span><text:span text:style-name="T50_4">,<text:s/></text:span><text:span text:style-name="T50_5">Ubuntu</text:span><text:span text:style-name="T50_6"><text:s/></text:span><text:span text:style-name="T50_7">House</text:span><text:span text:style-name="T50_8">,<text:s/></text:span><text:span text:style-name="T50_9">etc</text:span></text:p>
                    </text:list-item>
                    <text:list-item>
                      <text:p text:style-name="P51"><text:span text:style-name="T51_1">Python</text:span><text:span text:style-name="T51_2"><text:s/></text:span><text:span text:style-name="T51_3">House</text:span><text:span text:style-name="T51_4">,<text:s/></text:span><text:span text:style-name="T51_5">Ruby</text:span><text:span text:style-name="T51_6"><text:s/></text:span><text:span text:style-name="T51_7">House</text:span><text:span text:style-name="T51_8">,<text:s/></text:span><text:span text:style-name="T51_9">etc</text:span><text:span text:style-name="T51_10">...</text:span></text:p>
                    </text:list-item>
                  </text:list>
                </text:list-item>
                <text:list-item>
                  <text:p text:style-name="P52"><text:span text:style-name="T52_1">Having</text:span><text:span text:style-name="T52_2"><text:s/></text:span><text:span text:style-name="T52_3">language</text:span><text:span text:style-name="T52_4"><text:s/></text:span><text:span text:style-name="T52_5">holy</text:span><text:span text:style-name="T52_6"><text:s/></text:span><text:span text:style-name="T52_7">wars</text:span><text:span text:style-name="T52_8"><text:s/></text:span><text:span text:style-name="T52_9">would</text:span><text:span text:style-name="T52_10"><text:s/></text:span><text:span text:style-name="T52_11">be</text:span><text:span text:style-name="T52_12"><text:s/></text:span><text:span text:style-name="T52_13">less</text:span><text:span text:style-name="T52_14"><text:s/></text:span><text:span text:style-name="T52_15">controversial</text:span></text:p>
                </text:list-item>
              </text:list>
            </text:list-item>
          </text:list>
        </text:list-item>
        <text:list-item>
          <text:p text:style-name="P53"><text:span text:style-name="T53_1">Organization</text:span><text:span text:style-name="T53_2">/</text:span><text:span text:style-name="T53_3">Company</text:span><text:span text:style-name="T53_4"><text:s/></text:span><text:span text:style-name="T53_5">Area</text:span></text:p>
        </text:list-item>
        <text:list-item>
          <text:p text:style-name="P54"><text:span text:style-name="T54_1">Real</text:span><text:span text:style-name="T54_2"><text:s/></text:span><text:span text:style-name="T54_3">Estate</text:span></text:p>
          <text:list>
            <text:list-item>
              <text:p text:style-name="P55"><text:span text:style-name="T55_1">Getting</text:span><text:span text:style-name="T55_2"><text:s/></text:span><text:span text:style-name="T55_3">land</text:span><text:span text:style-name="T55_4"><text:s/></text:span><text:span text:style-name="T55_5">that</text:span><text:span text:style-name="T55_6"><text:s/></text:span><text:span text:style-name="T55_7">is</text:span><text:span text:style-name="T55_8"><text:s/></text:span><text:span text:style-name="T55_9">valuable</text:span></text:p>
              <text:list>
                <text:list-item>
                  <text:p text:style-name="P56"><text:span text:style-name="T56_1">More</text:span><text:span text:style-name="T56_2"><text:s/></text:span><text:span text:style-name="T56_3">places</text:span><text:span text:style-name="T56_4"><text:s/></text:span><text:span text:style-name="T56_5">that</text:span><text:span text:style-name="T56_6"><text:s/></text:span><text:span text:style-name="T56_7">you</text:span><text:span text:style-name="T56_8">’</text:span><text:span text:style-name="T56_9">ve</text:span><text:span text:style-name="T56_10"><text:s/></text:span><text:span text:style-name="T56_11">contributed</text:span><text:span text:style-name="T56_12"><text:s/></text:span><text:span text:style-name="T56_13">to</text:span><text:span text:style-name="T56_14"><text:s/></text:span><text:span text:style-name="T56_15">more</text:span><text:span text:style-name="T56_16"><text:s/></text:span><text:span text:style-name="T56_17">places</text:span><text:span text:style-name="T56_18"><text:s/></text:span><text:span text:style-name="T56_19">you</text:span><text:span text:style-name="T56_20"><text:s/></text:span><text:span text:style-name="T56_21">can</text:span><text:span text:style-name="T56_22"><text:s/></text:span><text:span text:style-name="T56_23">access</text:span></text:p>
                </text:list-item>
              </text:list>
            </text:list-item>
          </text:list>
        </text:list-item>
        <text:list-item>
          <text:p text:style-name="P57"><text:span text:style-name="T57_1">Learning</text:span><text:span text:style-name="T57_2"><text:s/></text:span><text:span text:style-name="T57_3">Tools</text:span></text:p>
          <text:list>
            <text:list-item>
              <text:p text:style-name="P58"><text:span text:style-name="T58_1">Codecademy</text:span><text:span text:style-name="T58_2">,<text:s/></text:span><text:span text:style-name="T58_3">Ruby</text:span><text:span text:style-name="T58_4"><text:s/></text:span><text:span text:style-name="T58_5">Monk</text:span><text:span text:style-name="T58_6">,<text:s/></text:span><text:span text:style-name="T58_7">etc</text:span><text:span text:style-name="T58_8">.</text:span></text:p>
              <text:list>
                <text:list-item>
                  <text:p text:style-name="P59"><text:span text:style-name="T59_1">In</text:span><text:span text:style-name="T59_2">-</text:span><text:span text:style-name="T59_3">Game</text:span><text:span text:style-name="T59_4"><text:s/></text:span><text:span text:style-name="T59_5">XP</text:span></text:p>
                </text:list-item>
                <text:list-item>
                  <text:p text:style-name="P60"><text:span text:style-name="T60_1">Bonuses</text:span></text:p>
                </text:list-item>
                <text:list-item>
                  <text:p text:style-name="P61"><text:span text:style-name="T61_1">Buffs</text:span></text:p>
                </text:list-item>
              </text:list>
            </text:list-item>
          </text:list>
        </text:list-item>
        <text:list-item>
          <text:p text:style-name="P62"><text:span text:style-name="T62_1">Geosocial</text:span><text:span text:style-name="T62_2"><text:s/></text:span><text:span text:style-name="T62_3">Check</text:span><text:span text:style-name="T62_4">-</text:span><text:span text:style-name="T62_5">ins</text:span></text:p>
          <text:list>
            <text:list-item>
              <text:p text:style-name="P63"><text:span text:style-name="T63_1">Foursquare</text:span></text:p>
              <text:list>
                <text:list-item>
                  <text:p text:style-name="P64"><text:span text:style-name="T64_1">Checking</text:span><text:span text:style-name="T64_2"><text:s/></text:span><text:span text:style-name="T64_3">into</text:span><text:span text:style-name="T64_4"><text:s/></text:span><text:span text:style-name="T64_5">Dev</text:span><text:span text:style-name="T64_6">-</text:span><text:span text:style-name="T64_7">related</text:span><text:span text:style-name="T64_8"><text:s/></text:span><text:span text:style-name="T64_9">events</text:span></text:p>
                  <text:list>
                    <text:list-item>
                      <text:p text:style-name="P65"><text:span text:style-name="T65_1">Unlocking</text:span><text:span text:style-name="T65_2"><text:s/></text:span><text:span text:style-name="T65_3">new</text:span><text:span text:style-name="T65_4"><text:s/></text:span><text:span text:style-name="T65_5">communiti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<text:span text:style-name="T66_1">SportsCenter</text:span></text:p>
          <text:list>
            <text:list-item>
              <text:p text:style-name="P67"><text:span text:style-name="T67_1">Webcast</text:span><text:span text:style-name="T67_2"><text:s/></text:span><text:span text:style-name="T67_3">on</text:span><text:span text:style-name="T67_4"><text:s/></text:span><text:span text:style-name="T67_5">what</text:span><text:span text:style-name="T67_6"><text:s/></text:span><text:span text:style-name="T67_7">happened</text:span><text:span text:style-name="T67_8"><text:s/></text:span><text:span text:style-name="T67_9">in</text:span><text:span text:style-name="T67_10"><text:s/></text:span><text:span text:style-name="T67_11">Open</text:span><text:span text:style-name="T67_12"><text:s/></text:span><text:span text:style-name="T67_13">Source</text:span></text:p>
            </text:list-item>
            <text:list-item>
              <text:p text:style-name="P68"><text:span text:style-name="T68_1">Top</text:span><text:span text:style-name="T68_2"><text:s/>10</text:span></text:p>
            </text:list-item>
            <text:list-item>
              <text:p text:style-name="P69"><text:span text:style-name="T69_1">Could</text:span><text:span text:style-name="T69_2"><text:s/></text:span><text:span text:style-name="T69_3">have</text:span><text:span text:style-name="T69_4"><text:s/></text:span><text:span text:style-name="T69_5">celebrities</text:span><text:span text:style-name="T69_6"><text:s/></text:span><text:span text:style-name="T69_7">come</text:span><text:span text:style-name="T69_8"><text:s/></text:span><text:span text:style-name="T69_9">in</text:span><text:span text:style-name="T69_10"><text:s/></text:span><text:span text:style-name="T69_11">and</text:span><text:span text:style-name="T69_12"><text:s/></text:span><text:span text:style-name="T69_13">talk</text:span><text:span text:style-name="T69_14"><text:s/></text:span><text:span text:style-name="T69_15">on</text:span><text:span text:style-name="T69_16"><text:s/></text:span><text:span text:style-name="T69_17">the</text:span><text:span text:style-name="T69_18"><text:s/></text:span><text:span text:style-name="T69_19">show</text:span></text:p>
            </text:list-item>
          </text:list>
        </text:list-item>
      </text:list>
      <text:p text:style-name="P70"/>
      <text:p text:style-name="P71"><text:span text:style-name="T71_1">More</text:span><text:span text:style-name="T71_2"><text:s/></text:span><text:span text:style-name="T71_3">In</text:span><text:span text:style-name="T71_4">-</text:span><text:span text:style-name="T71_5">Game</text:span><text:span text:style-name="T71_6"><text:s/></text:span><text:span text:style-name="T71_7">Experience</text:span><text:span text:style-name="T71_8"><text:s/></text:span><text:span text:style-name="T71_9">Ideas</text:span></text:p>
      <text:list text:style-name="LS3" xml:id="list64">
        <text:list-item>
          <text:p text:style-name="P72"><text:span text:style-name="T72_1">Money</text:span><text:span text:style-name="T72_2"><text:s/></text:span><text:span text:style-name="T72_3">in</text:span><text:span text:style-name="T72_4"><text:s/></text:span><text:span text:style-name="T72_5">games</text:span><text:span text:style-name="T72_6"><text:s/></text:span><text:span text:style-name="T72_7">is</text:span><text:span text:style-name="T72_8"><text:s/></text:span><text:span text:style-name="T72_9">internal</text:span></text:p>
        </text:list-item>
        <text:list-item>
          <text:p text:style-name="P73"><text:span text:style-name="T73_1">Give</text:span><text:span text:style-name="T73_2"><text:s/></text:span><text:span text:style-name="T73_3">out</text:span><text:span text:style-name="T73_4"><text:s/></text:span><text:span text:style-name="T73_5">ingredients</text:span><text:span text:style-name="T73_6"><text:s/></text:span><text:span text:style-name="T73_7">instead</text:span><text:span text:style-name="T73_8"><text:s/></text:span><text:span text:style-name="T73_9">of</text:span><text:span text:style-name="T73_10"><text:s/></text:span><text:span text:style-name="T73_11">money</text:span></text:p>
        </text:list-item>
        <text:list-item>
          <text:p text:style-name="P74"><text:span text:style-name="T74_1">Journal</text:span><text:span text:style-name="T74_2"><text:s/>=<text:s/></text:span><text:span text:style-name="T74_3">in</text:span><text:span text:style-name="T74_4"><text:s/></text:span><text:span text:style-name="T74_5">game</text:span><text:span text:style-name="T74_6"><text:s/></text:span><text:span text:style-name="T74_7">representation</text:span><text:span text:style-name="T74_8"><text:s/></text:span><text:span text:style-name="T74_9">of</text:span><text:span text:style-name="T74_10"><text:s/></text:span><text:span text:style-name="T74_11">wiki</text:span><text:span text:style-name="T74_12"><text:s/></text:span><text:span text:style-name="T74_13">for</text:span><text:span text:style-name="T74_14"><text:s/></text:span><text:span text:style-name="T74_15">project</text:span><text:span text:style-name="T74_16"><text:s/></text:span><text:span text:style-name="T74_17">x</text:span></text:p>
        </text:list-item>
        <text:list-item>
          <text:p text:style-name="P75"><text:span text:style-name="T75_1">“</text:span><text:span text:style-name="T75_2">Cracking</text:span><text:span text:style-name="T75_3"><text:s/></text:span><text:span text:style-name="T75_4">a</text:span><text:span text:style-name="T75_5"><text:s/></text:span><text:span text:style-name="T75_6">hard</text:span><text:span text:style-name="T75_7"><text:s/></text:span><text:span text:style-name="T75_8">bug</text:span><text:span text:style-name="T75_9">”<text:s/>=<text:s/></text:span><text:span text:style-name="T75_10">gun</text:span><text:span text:style-name="T75_11">.</text:span><text:span text:style-name="T75_12">io</text:span><text:span text:style-name="T75_13"><text:s/></text:span><text:span text:style-name="T75_14">bounties</text:span><text:span text:style-name="T75_15">,<text:s/></text:span><text:span text:style-name="T75_16">stackoverflow</text:span><text:span text:style-name="T75_17">,<text:s/></text:span><text:span text:style-name="T75_18">Open</text:span><text:span text:style-name="T75_19"><text:s/></text:span><text:span text:style-name="T75_20">Hatch</text:span><text:span text:style-name="T75_21">,<text:s/></text:span><text:span text:style-name="T75_22">etc</text:span></text:p>
        </text:list-item>
        <text:list-item>
          <text:p text:style-name="P76"><text:span text:style-name="T76_1">Bosses</text:span><text:span text:style-name="T76_2"><text:s/></text:span><text:span text:style-name="T76_3">based</text:span><text:span text:style-name="T76_4"><text:s/></text:span><text:span text:style-name="T76_5">off</text:span><text:span text:style-name="T76_6"><text:s/></text:span><text:span text:style-name="T76_7">Popular</text:span><text:span text:style-name="T76_8"><text:s/></text:span><text:span text:style-name="T76_9">Developers</text:span></text:p>
          <text:list>
            <text:list-item>
              <text:p text:style-name="P77"><text:span text:style-name="T77_1">Humor</text:span></text:p>
            </text:list-item>
            <text:list-item>
              <text:p text:style-name="P78"><text:span text:style-name="T78_1">Richard</text:span><text:span text:style-name="T78_2"><text:s/></text:span><text:span text:style-name="T78_3">Stallman</text:span><text:span text:style-name="T78_4">/</text:span><text:span text:style-name="T78_5">Guido</text:span><text:span text:style-name="T78_6"><text:s/></text:span><text:span text:style-name="T78_7">Van</text:span><text:span text:style-name="T78_8"><text:s/></text:span><text:span text:style-name="T78_9">Rossum</text:span></text:p>
            </text:list-item>
            <text:list-item>
              <text:p text:style-name="P79"><text:span text:style-name="T79_1">GitHub</text:span><text:span text:style-name="T79_2"><text:s/></text:span><text:span text:style-name="T79_3">timeline</text:span><text:span text:style-name="T79_4">/</text:span><text:span text:style-name="T79_5">Activity</text:span><text:span text:style-name="T79_6"><text:s/></text:span><text:span text:style-name="T79_7">feed</text:span></text:p>
            </text:list-item>
            <text:list-item>
              <text:p text:style-name="P80"><text:span text:style-name="T80_1">Commit</text:span><text:span text:style-name="T80_2"><text:s/></text:span><text:span text:style-name="T80_3">boss</text:span><text:span text:style-name="T80_4"><text:s/></text:span><text:span text:style-name="T80_5">is</text:span><text:span text:style-name="T80_6"><text:s/></text:span><text:span text:style-name="T80_7">harder</text:span></text:p>
              <text:list>
                <text:list-item>
                  <text:p text:style-name="P81"><text:span text:style-name="T81_1">Weaken</text:span><text:span text:style-name="T81_2"><text:s/></text:span><text:span text:style-name="T81_3">the</text:span><text:span text:style-name="T81_4"><text:s/></text:span><text:span text:style-name="T81_5">boss</text:span><text:span text:style-name="T81_6"><text:s/></text:span><text:span text:style-name="T81_7">by</text:span><text:span text:style-name="T81_8"><text:s/></text:span><text:span text:style-name="T81_9">closing</text:span><text:span text:style-name="T81_10"><text:s/></text:span><text:span text:style-name="T81_11">issues</text:span><text:span text:style-name="T81_12"><text:s/>(</text:span><text:span text:style-name="T81_13">as</text:span><text:span text:style-name="T81_14"><text:s/></text:span><text:span text:style-name="T81_15">long</text:span><text:span text:style-name="T81_16"><text:s/></text:span><text:span text:style-name="T81_17">as</text:span><text:span text:style-name="T81_18"><text:s/></text:span><text:span text:style-name="T81_19">you</text:span><text:span text:style-name="T81_20">’</text:span><text:span text:style-name="T81_21">re</text:span><text:span text:style-name="T81_22"><text:s/></text:span><text:span text:style-name="T81_23">not</text:span><text:span text:style-name="T81_24"><text:s/></text:span><text:span text:style-name="T81_25">maintainer</text:span><text:span text:style-name="T81_26">)</text:span></text:p>
                </text:list-item>
              </text:list>
            </text:list-item>
            <text:list-item>
              <text:p text:style-name="P82"><text:span text:style-name="T82_1">Auto</text:span><text:span text:style-name="T82_2">-</text:span><text:span text:style-name="T82_3">generate</text:span><text:span text:style-name="T82_4"><text:s/></text:span><text:span text:style-name="T82_5">bosses</text:span><text:span text:style-name="T82_6"><text:s/></text:span><text:span text:style-name="T82_7">based</text:span><text:span text:style-name="T82_8"><text:s/></text:span><text:span text:style-name="T82_9">off</text:span><text:span text:style-name="T82_10"><text:s/></text:span><text:span text:style-name="T82_11">top</text:span><text:span text:style-name="T82_12"><text:s/>200<text:s/></text:span><text:span text:style-name="T82_13">projects</text:span><text:span text:style-name="T82_14"><text:s/></text:span><text:span text:style-name="T82_15">on</text:span><text:span text:style-name="T82_16"><text:s/></text:span><text:span text:style-name="T82_17">GitHub</text:span></text:p>
            </text:list-item>
          </text:list>
        </text:list-item>
        <text:list-item>
          <text:p text:style-name="P83"><text:span text:style-name="T83_1">In</text:span><text:span text:style-name="T83_2"><text:s/></text:span><text:span text:style-name="T83_3">Game</text:span><text:span text:style-name="T83_4"><text:s/></text:span><text:span text:style-name="T83_5">Time</text:span><text:span text:style-name="T83_6"><text:s/></text:span><text:span text:style-name="T83_7">will</text:span><text:span text:style-name="T83_8"><text:s/></text:span><text:span text:style-name="T83_9">reflect</text:span><text:span text:style-name="T83_10"><text:s/></text:span><text:span text:style-name="T83_11">GitHub</text:span><text:span text:style-name="T83_12"><text:s/></text:span><text:span text:style-name="T83_13">timeline</text:span></text:p>
          <text:list>
            <text:list-item>
              <text:p text:style-name="P84"><text:span text:style-name="T84_1">Notification</text:span><text:span text:style-name="T84_2"><text:s/></text:span><text:span text:style-name="T84_3">Guido</text:span><text:span text:style-name="T84_4"><text:s/></text:span><text:span text:style-name="T84_5">has</text:span><text:span text:style-name="T84_6"><text:s/></text:span><text:span text:style-name="T84_7">slayed</text:span><text:span text:style-name="T84_8"><text:s/></text:span><text:span text:style-name="T84_9">monster</text:span><text:span text:style-name="T84_10"><text:s/></text:span><text:span text:style-name="T84_11">bug</text:span><text:span text:style-name="T84_12"><text:s/></text:span><text:span text:style-name="T84_13">in</text:span><text:span text:style-name="T84_14"><text:s/></text:span><text:span text:style-name="T84_15">game</text:span></text:p>
            </text:list-item>
          </text:list>
        </text:list-item>
        <text:list-item>
          <text:p text:style-name="P85"><text:span text:style-name="T85_1">Each</text:span><text:span text:style-name="T85_2"><text:s/></text:span><text:span text:style-name="T85_3">project</text:span><text:span text:style-name="T85_4"><text:s/></text:span><text:span text:style-name="T85_5">can</text:span><text:span text:style-name="T85_6"><text:s/></text:span><text:span text:style-name="T85_7">be</text:span><text:span text:style-name="T85_8"><text:s/></text:span><text:span text:style-name="T85_9">its</text:span><text:span text:style-name="T85_10"><text:s/></text:span><text:span text:style-name="T85_11">own</text:span><text:span text:style-name="T85_12"><text:s/></text:span><text:span text:style-name="T85_13">dungeon</text:span></text:p>
          <text:list>
            <text:list-item>
              <text:p text:style-name="P86"><text:span text:style-name="T86_1">Completing</text:span><text:span text:style-name="T86_2"><text:s/></text:span><text:span text:style-name="T86_3">the</text:span><text:span text:style-name="T86_4"><text:s/></text:span><text:span text:style-name="T86_5">dungeon</text:span></text:p>
              <text:list>
                <text:list-item>
                  <text:p text:style-name="P87"><text:span text:style-name="T87_1">Reduce</text:span><text:span text:style-name="T87_2"><text:s/></text:span><text:span text:style-name="T87_3">the</text:span><text:span text:style-name="T87_4"><text:s/></text:span><text:span text:style-name="T87_5">size</text:span><text:span text:style-name="T87_6"><text:s/></text:span><text:span text:style-name="T87_7">of</text:span><text:span text:style-name="T87_8"><text:s/></text:span><text:span text:style-name="T87_9">the</text:span><text:span text:style-name="T87_10"><text:s/></text:span><text:span text:style-name="T87_11">dungeon</text:span><text:span text:style-name="T87_12"><text:s/></text:span><text:span text:style-name="T87_13">by</text:span><text:span text:style-name="T87_14"><text:s/></text:span><text:span text:style-name="T87_15">squashing</text:span><text:span text:style-name="T87_16"><text:s/></text:span><text:span text:style-name="T87_17">bugs</text:span></text:p>
                </text:list-item>
                <text:list-item>
                  <text:p text:style-name="P88"><text:span text:style-name="T88_1">Corpse</text:span><text:span text:style-name="T88_2"><text:s/></text:span><text:span text:style-name="T88_3">of</text:span><text:span text:style-name="T88_4"><text:s/></text:span><text:span text:style-name="T88_5">the</text:span><text:span text:style-name="T88_6"><text:s/></text:span><text:span text:style-name="T88_7">giant</text:span><text:span text:style-name="T88_8"><text:s/></text:span><text:span text:style-name="T88_9">boss</text:span><text:span text:style-name="T88_10"><text:s/></text:span><text:span text:style-name="T88_11">would</text:span><text:span text:style-name="T88_12"><text:s/></text:span><text:span text:style-name="T88_13">be</text:span><text:span text:style-name="T88_14"><text:s/></text:span><text:span text:style-name="T88_15">the</text:span><text:span text:style-name="T88_16"><text:s/></text:span><text:span text:style-name="T88_17">closed</text:span><text:span text:style-name="T88_18"><text:s/></text:span><text:span text:style-name="T88_19">issues</text:span></text:p>
                  <text:list>
                    <text:list-item>
                      <text:p text:style-name="P89"><text:span text:style-name="T89_1">Slain</text:span><text:span text:style-name="T89_2"><text:s/></text:span><text:span text:style-name="T89_3">bugs</text:span></text:p>
                    </text:list-item>
                    <text:list-item>
                      <text:p text:style-name="P90"><text:span text:style-name="T90_1">Pull</text:span><text:span text:style-name="T90_2"><text:s/></text:span><text:span text:style-name="T90_3">Requests</text:span><text:span text:style-name="T90_4"><text:s/></text:span><text:span text:style-name="T90_5">would</text:span><text:span text:style-name="T90_6"><text:s/></text:span><text:span text:style-name="T90_7">be</text:span><text:span text:style-name="T90_8"><text:s/></text:span><text:span text:style-name="T90_9">scattered</text:span><text:span text:style-name="T90_10"><text:s/></text:span><text:span text:style-name="T90_11">across</text:span><text:span text:style-name="T90_12"><text:s/></text:span><text:span text:style-name="T90_13">the</text:span><text:span text:style-name="T90_14"><text:s/></text:span><text:span text:style-name="T90_15">battlefield</text:span></text:p>
                    </text:list-item>
                  </text:list>
                </text:list-item>
              </text:list>
            </text:list-item>
            <text:list-item>
              <text:p text:style-name="P91"><text:span text:style-name="T91_1">Dungeon</text:span><text:span text:style-name="T91_2"><text:s/></text:span><text:span text:style-name="T91_3">based</text:span><text:span text:style-name="T91_4"><text:s/></text:span><text:span text:style-name="T91_5">on</text:span><text:span text:style-name="T91_6"><text:s/></text:span><text:span text:style-name="T91_7">fewer</text:span><text:span text:style-name="T91_8"><text:s/></text:span><text:span text:style-name="T91_9">bugs</text:span><text:span text:style-name="T91_10">/</text:span><text:span text:style-name="T91_11">issues</text:span></text:p>
            </text:list-item>
          </text:list>
        </text:list-item>
        <text:list-item>
          <text:p text:style-name="P92"><text:span text:style-name="T92_1">Typo</text:span><text:span text:style-name="T92_2"><text:s/></text:span><text:span text:style-name="T92_3">fixing</text:span><text:span text:style-name="T92_4"><text:s/></text:span><text:span text:style-name="T92_5">too</text:span></text:p>
        </text:list-item>
        <text:list-item>
          <text:p text:style-name="P93"><text:span text:style-name="T93_1">Online</text:span><text:span text:style-name="T93_2"><text:s/></text:span><text:span text:style-name="T93_3">credibility</text:span><text:span text:style-name="T93_4"><text:s/></text:span><text:span text:style-name="T93_5">sites</text:span><text:span text:style-name="T93_6"><text:s/></text:span><text:span text:style-name="T93_7">as</text:span><text:span text:style-name="T93_8"><text:s/></text:span><text:span text:style-name="T93_9">well</text:span></text:p>
          <text:list>
            <text:list-item>
              <text:p text:style-name="P94"><text:span text:style-name="T94_1">Could</text:span><text:span text:style-name="T94_2"><text:s/></text:span><text:span text:style-name="T94_3">be</text:span><text:span text:style-name="T94_4"><text:s/></text:span><text:span text:style-name="T94_5">used</text:span><text:span text:style-name="T94_6"><text:s/></text:span><text:span text:style-name="T94_7">on</text:span><text:span text:style-name="T94_8"><text:s/></text:span><text:span text:style-name="T94_9">the</text:span><text:span text:style-name="T94_10"><text:s/></text:span><text:span text:style-name="T94_11">character</text:span><text:span text:style-name="T94_12"><text:s/></text:span><text:span text:style-name="T94_13">sheet</text:span></text:p>
              <text:list>
                <text:list-item>
                  <text:p text:style-name="P95"><text:span text:style-name="T95_1">Upvotes</text:span><text:span text:style-name="T95_2"><text:s/></text:span><text:span text:style-name="T95_3">on</text:span><text:span text:style-name="T95_4"><text:s/></text:span><text:span text:style-name="T95_5">StackOverflow</text:span></text:p>
                </text:list-item>
                <text:list-item>
                  <text:p text:style-name="P96"><text:span text:style-name="T96_1">Karma</text:span><text:span text:style-name="T96_2"><text:s/></text:span><text:span text:style-name="T96_3">Reddit</text:span></text:p>
                </text:list-item>
                <text:list-item>
                  <text:p text:style-name="P97"><text:span text:style-name="T97_1">Kudos</text:span><text:span text:style-name="T97_2"><text:s/></text:span><text:span text:style-name="T97_3">on</text:span><text:span text:style-name="T97_4"><text:s/></text:span><text:span text:style-name="T97_5">Ohloh</text:span></text:p>
                </text:list-item>
              </text:list>
            </text:list-item>
          </text:list>
        </text:list-item>
        <text:list-item>
          <text:p text:style-name="P98"><text:span text:style-name="T98_1">Dialogue</text:span><text:span text:style-name="T98_2"><text:s/></text:span><text:span text:style-name="T98_3">Trees</text:span></text:p>
          <text:list>
            <text:list-item>
              <text:p text:style-name="P99"><text:span text:style-name="T99_1">Chatter</text:span><text:span text:style-name="T99_2"><text:s/></text:span><text:span text:style-name="T99_3">from</text:span><text:span text:style-name="T99_4"><text:s/></text:span><text:span text:style-name="T99_5">IRC</text:span><text:span text:style-name="T99_6"><text:s/></text:span><text:span text:style-name="T99_7">channel</text:span></text:p>
            </text:list-item>
          </text:list>
        </text:list-item>
        <text:list-item>
          <text:p text:style-name="P100"><text:span text:style-name="T100_1">Gamification</text:span><text:span text:style-name="T100_2"><text:s/></text:span><text:span text:style-name="T100_3">sites</text:span></text:p>
          <text:list>
            <text:list-item>
              <text:p text:style-name="P101"><text:span text:style-name="T101_1">Coderwall</text:span><text:span text:style-name="T101_2"><text:s/></text:span><text:span text:style-name="T101_3">Leaderboard</text:span></text:p>
              <text:list>
                <text:list-item>
                  <text:p text:style-name="P102"><text:span text:style-name="T102_1">Badges</text:span></text:p>
                </text:list-item>
              </text:list>
            </text:list-item>
            <text:list-item>
              <text:p text:style-name="P103"><text:span text:style-name="T103_1">Ohloh</text:span><text:span text:style-name="T103_2"><text:s/></text:span></text:p>
              <text:list>
                <text:list-item>
                  <text:p text:style-name="P104"><text:span text:style-name="T104_1">Rankings</text:span></text:p>
                </text:list-item>
              </text:list>
            </text:list-item>
          </text:list>
        </text:list-item>
        <text:list-item>
          <text:p text:style-name="P105"><text:span text:style-name="T105_1">Real</text:span><text:span text:style-name="T105_2"><text:s/></text:span><text:span text:style-name="T105_3">Estate</text:span><text:span text:style-name="T105_4"><text:s/></text:span></text:p>
          <text:list>
            <text:list-item>
              <text:p text:style-name="P106"><text:span text:style-name="T106_1">Player</text:span><text:span text:style-name="T106_2"><text:s/></text:span><text:span text:style-name="T106_3">can</text:span><text:span text:style-name="T106_4"><text:s/></text:span><text:span text:style-name="T106_5">potentially</text:span><text:span text:style-name="T106_6"><text:s/></text:span><text:span text:style-name="T106_7">own</text:span><text:span text:style-name="T106_8"><text:s/></text:span></text:p>
              <text:list>
                <text:list-item>
                  <text:p text:style-name="P107"><text:span text:style-name="T107_1">Can</text:span><text:span text:style-name="T107_2"><text:s/></text:span><text:span text:style-name="T107_3">increase</text:span><text:span text:style-name="T107_4"><text:s/></text:span><text:span text:style-name="T107_5">or</text:span><text:span text:style-name="T107_6"><text:s/></text:span><text:span text:style-name="T107_7">decrease</text:span><text:span text:style-name="T107_8"><text:s/></text:span><text:span text:style-name="T107_9">based</text:span><text:span text:style-name="T107_10"><text:s/></text:span><text:span text:style-name="T107_11">on</text:span><text:span text:style-name="T107_12"><text:s/></text:span><text:span text:style-name="T107_13">community</text:span><text:span text:style-name="T107_14"><text:s/></text:span><text:span text:style-name="T107_15">contribution</text:span></text:p>
                </text:list-item>
              </text:list>
            </text:list-item>
            <text:list-item>
              <text:p text:style-name="P108"><text:span text:style-name="T108_1">Projects</text:span><text:span text:style-name="T108_2"><text:s/></text:span><text:span text:style-name="T108_3">that</text:span><text:span text:style-name="T108_4"><text:s/></text:span><text:span text:style-name="T108_5">have</text:span><text:span text:style-name="T108_6"><text:s/></text:span><text:span text:style-name="T108_7">dependency</text:span><text:span text:style-name="T108_8"><text:s/></text:span><text:span text:style-name="T108_9">on</text:span><text:span text:style-name="T108_10"><text:s/></text:span><text:span text:style-name="T108_11">each</text:span><text:span text:style-name="T108_12"><text:s/></text:span><text:span text:style-name="T108_13">other</text:span><text:span text:style-name="T108_14"><text:s/></text:span><text:span text:style-name="T108_15">should</text:span><text:span text:style-name="T108_16"><text:s/></text:span><text:span text:style-name="T108_17">be</text:span><text:span text:style-name="T108_18"><text:s/></text:span><text:span text:style-name="T108_19">next</text:span><text:span text:style-name="T108_20"><text:s/></text:span><text:span text:style-name="T108_21">to</text:span><text:span text:style-name="T108_22"><text:s/></text:span><text:span text:style-name="T108_23">each</text:span><text:span text:style-name="T108_24"><text:s/></text:span><text:span text:style-name="T108_25">other</text:span></text:p>
              <text:list>
                <text:list-item>
                  <text:p text:style-name="P109"><text:span text:style-name="T109_1">If</text:span><text:span text:style-name="T109_2"><text:s/></text:span><text:span text:style-name="T109_3">a</text:span><text:span text:style-name="T109_4"><text:s/></text:span><text:span text:style-name="T109_5">sub</text:span><text:span text:style-name="T109_6">-</text:span><text:span text:style-name="T109_7">module</text:span><text:span text:style-name="T109_8"><text:s/></text:span><text:span text:style-name="T109_9">is</text:span><text:span text:style-name="T109_10"><text:s/></text:span><text:span text:style-name="T109_11">located</text:span><text:span text:style-name="T109_12"><text:s/></text:span><text:span text:style-name="T109_13">within</text:span><text:span text:style-name="T109_14"><text:s/></text:span><text:span text:style-name="T109_15">a</text:span><text:span text:style-name="T109_16"><text:s/></text:span><text:span text:style-name="T109_17">bigger</text:span><text:span text:style-name="T109_18"><text:s/></text:span><text:span text:style-name="T109_19">project</text:span><text:span text:style-name="T109_20">,<text:s/></text:span><text:span text:style-name="T109_21">it</text:span><text:span text:style-name="T109_22">’</text:span><text:span text:style-name="T109_23">s</text:span><text:span text:style-name="T109_24"><text:s/></text:span><text:span text:style-name="T109_25">within</text:span><text:span text:style-name="T109_26"><text:s/></text:span><text:span text:style-name="T109_27">the</text:span><text:span text:style-name="T109_28"><text:s/></text:span><text:span text:style-name="T109_29">city</text:span></text:p>
                </text:list-item>
              </text:list>
            </text:list-item>
            <text:list-item>
              <text:p text:style-name="P110"><text:span text:style-name="T110_1">Org</text:span><text:span text:style-name="T110_2">’</text:span><text:span text:style-name="T110_3">s</text:span><text:span text:style-name="T110_4"><text:s/></text:span><text:span text:style-name="T110_5">Land</text:span><text:span text:style-name="T110_6"><text:s/></text:span><text:span text:style-name="T110_7">in</text:span><text:span text:style-name="T110_8"><text:s/></text:span><text:span text:style-name="T110_9">Nearby</text:span><text:span text:style-name="T110_10"><text:s/></text:span><text:span text:style-name="T110_11">Dependencies</text:span></text:p>
            </text:list-item>
            <text:list-item>
              <text:p text:style-name="P111"><text:span text:style-name="T111_1">Bugs</text:span><text:span text:style-name="T111_2"><text:s/></text:span><text:span text:style-name="T111_3">as</text:span><text:span text:style-name="T111_4"><text:s/></text:span><text:span text:style-name="T111_5">real</text:span><text:span text:style-name="T111_6"><text:s/></text:span><text:span text:style-name="T111_7">estates</text:span></text:p>
              <text:list>
                <text:list-item>
                  <text:p text:style-name="P112"><text:span text:style-name="T112_1">Tag</text:span><text:span text:style-name="T112_2"><text:s/></text:span><text:span text:style-name="T112_3">issues</text:span><text:span text:style-name="T112_4"><text:s/></text:span><text:span text:style-name="T112_5">could</text:span><text:span text:style-name="T112_6"><text:s/></text:span><text:span text:style-name="T112_7">specify</text:span><text:span text:style-name="T112_8"><text:s/></text:span><text:span text:style-name="T112_9">the</text:span><text:span text:style-name="T112_10"><text:s/></text:span><text:span text:style-name="T112_11">monsters</text:span><text:span text:style-name="T112_12"><text:s/></text:span><text:span text:style-name="T112_13">that</text:span><text:span text:style-name="T112_14"><text:s/></text:span><text:span text:style-name="T112_15">were</text:span><text:span text:style-name="T112_16"><text:s/></text:span><text:span text:style-name="T112_17">generated</text:span></text:p>
                </text:list-item>
              </text:list>
            </text:list-item>
          </text:list>
        </text:list-item>
        <text:list-item>
          <text:p text:style-name="P113"><text:span text:style-name="T113_1">Bugs</text:span><text:span text:style-name="T113_2"><text:s/></text:span><text:span text:style-name="T113_3">in</text:span><text:span text:style-name="T113_4"><text:s/></text:span><text:span text:style-name="T113_5">Project</text:span><text:span text:style-name="T113_6"><text:s/></text:span><text:span text:style-name="T113_7">X</text:span><text:span text:style-name="T113_8"><text:s/></text:span><text:span text:style-name="T113_9">make</text:span><text:span text:style-name="T113_10"><text:s/></text:span><text:span text:style-name="T113_11">Dungeon</text:span><text:span text:style-name="T113_12"><text:s/></text:span><text:span text:style-name="T113_13">in</text:span><text:span text:style-name="T113_14"><text:s/></text:span><text:span text:style-name="T113_15">Project</text:span><text:span text:style-name="T113_16"><text:s/></text:span><text:span text:style-name="T113_17">Land</text:span><text:span text:style-name="T113_18"><text:s/></text:span><text:span text:style-name="T113_19">X</text:span></text:p>
          <text:list>
            <text:list-item>
              <text:p text:style-name="P114"><text:span text:style-name="T114_1">Number</text:span><text:span text:style-name="T114_2"><text:s/></text:span><text:span text:style-name="T114_3">of</text:span><text:span text:style-name="T114_4"><text:s/></text:span><text:span text:style-name="T114_5">monsters</text:span><text:span text:style-name="T114_6"><text:s/></text:span><text:span text:style-name="T114_7">that</text:span><text:span text:style-name="T114_8"><text:s/></text:span><text:span text:style-name="T114_9">spawn</text:span><text:span text:style-name="T114_10"><text:s/></text:span><text:span text:style-name="T114_11">in</text:span><text:span text:style-name="T114_12"><text:s/></text:span><text:span text:style-name="T114_13">dungeon</text:span><text:span text:style-name="T114_14"><text:s/>=<text:s/></text:span><text:span text:style-name="T114_15">number</text:span><text:span text:style-name="T114_16"><text:s/></text:span><text:span text:style-name="T114_17">of</text:span><text:span text:style-name="T114_18"><text:s/></text:span><text:span text:style-name="T114_19">issues</text:span><text:span text:style-name="T114_20"><text:s/></text:span><text:span text:style-name="T114_21">based</text:span><text:span text:style-name="T114_22"><text:s/></text:span><text:span text:style-name="T114_23">on</text:span><text:span text:style-name="T114_24"><text:s/></text:span><text:span text:style-name="T114_25">issue</text:span><text:span text:style-name="T114_26"><text:s/></text:span><text:span text:style-name="T114_27">tag</text:span></text:p>
            </text:list-item>
          </text:list>
        </text:list-item>
        <text:list-item>
          <text:p text:style-name="P115"><text:span text:style-name="T115_1">Instanced</text:span><text:span text:style-name="T115_2"><text:s/></text:span><text:span text:style-name="T115_3">Dungeon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